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Noto Mono" svg:font-family="'Noto Mono'" style:font-pitch="fixed"/>
    <style:font-face style:name="AlArabiya" svg:font-family="AlArabiya" style:font-pitch="variable"/>
    <style:font-face style:name="BPG Glaho GPL&amp;GNU" svg:font-family="'BPG Glaho GPL&amp;GNU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Vazir" fo:font-size="16pt" officeooo:rsid="001adc35" officeooo:paragraph-rsid="001adc35" style:font-size-asian="16pt" style:font-name-complex="Vazir" style:font-size-complex="16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Noto Mono" officeooo:rsid="001adc35" officeooo:paragraph-rsid="001adc35" style:font-name-complex="Noto Mono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Noto Mono" officeooo:rsid="00219e92" officeooo:paragraph-rsid="00219e92" style:font-name-complex="Noto Mono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Noto Mono" officeooo:rsid="001b5aac" officeooo:paragraph-rsid="001b5aac" style:font-name-complex="Noto Mono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Noto Mono" officeooo:rsid="001c71ac" officeooo:paragraph-rsid="001c71ac" style:font-name-complex="Noto Mono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Noto Mono" officeooo:rsid="001db027" officeooo:paragraph-rsid="001db027" style:font-name-complex="Noto Mono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Noto Mono" officeooo:rsid="001f8847" officeooo:paragraph-rsid="001f8847" style:font-name-complex="Noto Mono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Noto Mono" officeooo:rsid="002164d5" officeooo:paragraph-rsid="002164d5" style:font-name-complex="Noto Mono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Noto Mono" fo:font-weight="bold" officeooo:rsid="00219e92" officeooo:paragraph-rsid="00219e92" style:font-weight-asian="bold" style:font-name-complex="Noto Mono" style:font-weight-complex="bold"/>
    </style:style>
    <style:style style:name="P10" style:family="paragraph" style:parent-style-name="Standard">
      <style:paragraph-properties fo:text-align="start" style:justify-single-word="false" fo:break-before="page" style:writing-mode="lr-tb"/>
      <style:text-properties style:font-name="Noto Mono" officeooo:rsid="00219e92" officeooo:paragraph-rsid="00219e92" style:font-name-complex="Noto Mono"/>
    </style:style>
    <style:style style:name="P11" style:family="paragraph" style:parent-style-name="Standard">
      <style:paragraph-properties fo:text-align="center" style:justify-single-word="false" style:writing-mode="rl-tb"/>
      <style:text-properties style:font-name="Vazir" fo:font-size="16pt" officeooo:rsid="00219e92" officeooo:paragraph-rsid="00219e92" style:font-size-asian="16pt" style:font-name-complex="Vazir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1">گزارش کار با Redis</text:p>
      <text:p text:style-name="P11"/>
      <text:p text:style-name="P11"/>
      <text:p text:style-name="P11"/>
      <text:p text:style-name="P11">مه‌سا بیکران</text:p>
      <text:p text:style-name="P11">سحر ابراهیمی</text:p>
      <text:p text:style-name="P11">آریا خلیق</text:p>
      <text:p text:style-name="P11"/>
      <text:p text:style-name="P11"/>
      <text:p text:style-name="P11"/>
      <text:p text:style-name="P11"/>
      <text:p text:style-name="P11"/>
      <text:p text:style-name="P11">اوایل زمستان دل‌ربای ۹۸</text:p>
      <text:p text:style-name="P10"><text:span text:style-name="T1">SET and GET and Strings</text:span></text:p>
      <text:p text:style-name="P3"><text:span text:style-name="T1"/></text:p>
      <text:p text:style-name="P2">127.0.0.1:6379&gt; SET name "Arya"</text:p>
      <text:p text:style-name="P2">OK</text:p>
      <text:p text:style-name="P2">127.0.0.1:6379&gt; GET name</text:p>
      <text:p text:style-name="P2">"Arya"</text:p>
      <text:p text:style-name="P2"/>
      <text:p text:style-name="P2">127.0.0.1:6379&gt; SET k1 "a"</text:p>
      <text:p text:style-name="P2">OK</text:p>
      <text:p text:style-name="P2">127.0.0.1:6379&gt; GET k1</text:p>
      <text:p text:style-name="P2">"a"</text:p>
      <text:p text:style-name="P2">127.0.0.1:6379&gt; SET k1 "ab"</text:p>
      <text:p text:style-name="P2">OK</text:p>
      <text:p text:style-name="P2">127.0.0.1:6379&gt; GET k1</text:p>
      <text:p text:style-name="P2">"ab"</text:p>
      <text:p text:style-name="P2">127.0.0.1:6379&gt; DEL k1</text:p>
      <text:p text:style-name="P2">(integer) 1</text:p>
      <text:p text:style-name="P2">127.0.0.1:6379&gt; GET k1</text:p>
      <text:p text:style-name="P2">(nil)</text:p>
      <text:p text:style-name="P4">127.0.0.1:6379&gt; EXISTS k1</text:p>
      <text:p text:style-name="P4">(integer) 0</text:p>
      <text:p text:style-name="P4"/>
      <text:p text:style-name="P4">127.0.0.1:6379&gt; SET k1 MahSa</text:p>
      <text:p text:style-name="P4">OK</text:p>
      <text:p text:style-name="P4">127.0.0.1:6379&gt; TYPE k1</text:p>
      <text:p text:style-name="P4">string</text:p>
      <text:p text:style-name="P4"/>
      <text:p text:style-name="P5">127.0.0.1:6379&gt; SET k1 1</text:p>
      <text:p text:style-name="P5">OK</text:p>
      <text:p text:style-name="P5">127.0.0.1:6379&gt; DECR k1</text:p>
      <text:p text:style-name="P5">(integer) 0</text:p>
      <text:p text:style-name="P5">127.0.0.1:6379&gt; GET k1</text:p>
      <text:p text:style-name="P5">"0"</text:p>
      <text:p text:style-name="P5"/>
      <text:p text:style-name="P5"/>
      <text:p text:style-name="P10"><text:span text:style-name="T1">Hashes</text:span></text:p>
      <text:p text:style-name="P3"><text:span text:style-name="T1"/></text:p>
      <text:p text:style-name="P5">127.0.0.1:6379&gt; HMSET h name "arya" </text:p>
      <text:p text:style-name="P5">OK</text:p>
      <text:p text:style-name="P5">127.0.0.1:6379&gt; HGETALL h</text:p>
      <text:p text:style-name="P5">1) "name"</text:p>
      <text:p text:style-name="P5">2) "arya"</text:p>
      <text:p text:style-name="P5">127.0.0.1:6379&gt; HMSET h name "arya" grade 20</text:p>
      <text:p text:style-name="P5">OK</text:p>
      <text:p text:style-name="P5">127.0.0.1:6379&gt; HGETALL h</text:p>
      <text:p text:style-name="P5">1) "name"</text:p>
      <text:p text:style-name="P5">2) "arya"</text:p>
      <text:p text:style-name="P5">3) "grade"</text:p>
      <text:p text:style-name="P5">4) "20"</text:p>
      <text:p text:style-name="P5">127.0.0.1:6379&gt; HMSET h name "arya" grade 20 uni "Amirkabir"</text:p>
      <text:p text:style-name="P5">OK</text:p>
      <text:p text:style-name="P5">127.0.0.1:6379&gt; HGETALL h</text:p>
      <text:p text:style-name="P5">1) "name"</text:p>
      <text:p text:style-name="P5">2) "arya"</text:p>
      <text:p text:style-name="P5">3) "grade"</text:p>
      <text:p text:style-name="P5">4) "20"</text:p>
      <text:p text:style-name="P5">5) "uni"</text:p>
      <text:p text:style-name="P5">6) "Amirkabir"</text:p>
      <text:p text:style-name="P6">127.0.0.1:6379&gt; HDEL h name</text:p>
      <text:p text:style-name="P6">(integer) 1</text:p>
      <text:p text:style-name="P6">127.0.0.1:6379&gt; HGETALL h</text:p>
      <text:p text:style-name="P6">1) "grade"</text:p>
      <text:p text:style-name="P6">2) "20"</text:p>
      <text:p text:style-name="P6">3) "uni"</text:p>
      <text:p text:style-name="P6">4) "Amirkabir"</text:p>
      <text:p text:style-name="P6">127.0.0.1:6379&gt; HGET h grade</text:p>
      <text:p text:style-name="P6">"20"</text:p>
      <text:p text:style-name="P10"><text:span text:style-name="T1">Lists</text:span></text:p>
      <text:p text:style-name="P3"><text:span text:style-name="T1"/></text:p>
      <text:p text:style-name="P7">127.0.0.1:6379&gt; LPUSH l val1</text:p>
      <text:p text:style-name="P7">(integer) 1</text:p>
      <text:p text:style-name="P7">127.0.0.1:6379&gt; LPUSH l val2</text:p>
      <text:p text:style-name="P7">(integer) 2</text:p>
      <text:p text:style-name="P7">127.0.0.1:6379&gt; LPUSH l val3</text:p>
      <text:p text:style-name="P7">(integer) 3</text:p>
      <text:p text:style-name="P7">127.0.0.1:6379&gt; LRANGE l 0 3</text:p>
      <text:p text:style-name="P7">1) "val3"</text:p>
      <text:p text:style-name="P7">2) "val2"</text:p>
      <text:p text:style-name="P7">3) "val1"</text:p>
      <text:p text:style-name="P7">127.0.0.1:6379&gt; LRANGE l 0 1</text:p>
      <text:p text:style-name="P7">1) "val3"</text:p>
      <text:p text:style-name="P7">2) "val2"</text:p>
      <text:p text:style-name="P7">127.0.0.1:6379&gt; LRANGE l 0 0</text:p>
      <text:p text:style-name="P7">1) "val3"</text:p>
      <text:p text:style-name="P7">127.0.0.1:6379&gt; BLPOP l 1</text:p>
      <text:p text:style-name="P7">1) "l"</text:p>
      <text:p text:style-name="P7">2) "val3"</text:p>
      <text:p text:style-name="P7">127.0.0.1:6379&gt; LRANGE l 0 10</text:p>
      <text:p text:style-name="P7">1) "val2"</text:p>
      <text:p text:style-name="P7">2) "val1"</text:p>
      <text:p text:style-name="P7">127.0.0.1:6379&gt; LPUSH l val3</text:p>
      <text:p text:style-name="P7">(integer) 3</text:p>
      <text:p text:style-name="P7">127.0.0.1:6379&gt; LRANGE l 0 10</text:p>
      <text:p text:style-name="P7">1) "val3"</text:p>
      <text:p text:style-name="P7">2) "val2"</text:p>
      <text:p text:style-name="P7">3) "val1"</text:p>
      <text:p text:style-name="P7">127.0.0.1:6379&gt; BRPOP l 1</text:p>
      <text:p text:style-name="P7">1) "l"</text:p>
      <text:p text:style-name="P7">2) "val1"</text:p>
      <text:p text:style-name="P7">127.0.0.1:6379&gt; LPUSH l val4</text:p>
      <text:p text:style-name="P7">(integer) 3</text:p>
      <text:p text:style-name="P7">127.0.0.1:6379&gt; LRANGE l 0 10</text:p>
      <text:p text:style-name="P7">1) "val4"</text:p>
      <text:p text:style-name="P7">2) "val3"</text:p>
      <text:p text:style-name="P7">3) "val2"</text:p>
      <text:p text:style-name="P7">127.0.0.1:6379&gt; LINDEX l 1</text:p>
      <text:p text:style-name="P7">"val3"</text:p>
      <text:p text:style-name="P7">127.0.0.1:6379&gt; LINDEX l 0</text:p>
      <text:p text:style-name="P7">"val4"</text:p>
      <text:p text:style-name="P7">127.0.0.1:6379&gt; LPOP l</text:p>
      <text:p text:style-name="P7">"val4"</text:p>
      <text:p text:style-name="P7">127.0.0.1:6379&gt; LPUSH l val4</text:p>
      <text:p text:style-name="P7">(integer) 3</text:p>
      <text:p text:style-name="P7">127.0.0.1:6379&gt; LSET l 0 "val44"</text:p>
      <text:p text:style-name="P7">OK</text:p>
      <text:p text:style-name="P7">127.0.0.1:6379&gt; LRANGE l 0 10</text:p>
      <text:p text:style-name="P7">1) "val44"</text:p>
      <text:p text:style-name="P7">2) "val3"</text:p>
      <text:p text:style-name="P7"><text:soft-page-break/>3) "val2"</text:p>
      <text:p text:style-name="P7">127.0.0.1:6379&gt; LPOP l</text:p>
      <text:p text:style-name="P7">"val44"</text:p>
      <text:p text:style-name="P7">127.0.0.1:6379&gt; LPUSH l val4</text:p>
      <text:p text:style-name="P7">(integer) 3</text:p>
      <text:p text:style-name="P7">127.0.0.1:6379&gt; LRANGE l 0 10</text:p>
      <text:p text:style-name="P7">1) "val4"</text:p>
      <text:p text:style-name="P7">2) "val3"</text:p>
      <text:p text:style-name="P7">3) "val2"</text:p>
      <text:p text:style-name="P7">127.0.0.1:6379&gt; RPOP l</text:p>
      <text:p text:style-name="P7">"val2"</text:p>
      <text:p text:style-name="P7">127.0.0.1:6379&gt; RPUSH l "val2"</text:p>
      <text:p text:style-name="P7">(integer) 3</text:p>
      <text:p text:style-name="P7">127.0.0.1:6379&gt; LRANGE l 0 10</text:p>
      <text:p text:style-name="P7">1) "val4"</text:p>
      <text:p text:style-name="P7">2) "val3"</text:p>
      <text:p text:style-name="P7">3) "val2"</text:p>
      <text:p text:style-name="P10"><text:span text:style-name="T1">Sets</text:span></text:p>
      <text:p text:style-name="P3"/>
      <text:p text:style-name="P8">127.0.0.1:6379&gt; SADD set val1</text:p>
      <text:p text:style-name="P8">(integer) 1</text:p>
      <text:p text:style-name="P8">127.0.0.1:6379&gt; SADD set val2</text:p>
      <text:p text:style-name="P8">(integer) 1</text:p>
      <text:p text:style-name="P8">127.0.0.1:6379&gt; SADD set val3</text:p>
      <text:p text:style-name="P8">(integer) 1</text:p>
      <text:p text:style-name="P8">127.0.0.1:6379&gt; SADD set val1</text:p>
      <text:p text:style-name="P8">(integer) 0</text:p>
      <text:p text:style-name="P8">127.0.0.1:6379&gt; SADD set val1</text:p>
      <text:p text:style-name="P8">(integer) 0</text:p>
      <text:p text:style-name="P8">127.0.0.1:6379&gt; SMEMBERS set</text:p>
      <text:p text:style-name="P8">1) "val2"</text:p>
      <text:p text:style-name="P8">2) "val3"</text:p>
      <text:p text:style-name="P8">3) "val1"</text:p>
      <text:p text:style-name="P8">127.0.0.1:6379&gt; SADD set2 val1</text:p>
      <text:p text:style-name="P8">(integer) 1</text:p>
      <text:p text:style-name="P8">127.0.0.1:6379&gt; SADD set2 val11</text:p>
      <text:p text:style-name="P8">(integer) 1</text:p>
      <text:p text:style-name="P8">127.0.0.1:6379&gt; SINTER set set2</text:p>
      <text:p text:style-name="P8">1) "val1"</text:p>
      <text:p text:style-name="P8">127.0.0.1:6379&gt; SINTERSTORE set set2</text:p>
      <text:p text:style-name="P8">(integer) 2</text:p>
      <text:p text:style-name="P8">127.0.0.1:6379&gt; SMEMBERS set</text:p>
      <text:p text:style-name="P8">1) "val11"</text:p>
      <text:p text:style-name="P8">2) "val1"</text:p>
      <text:p text:style-name="P8">127.0.0.1:6379&gt; DEL set</text:p>
      <text:p text:style-name="P8">(integer) 1</text:p>
      <text:p text:style-name="P8">127.0.0.1:6379&gt; SADD set1 val1</text:p>
      <text:p text:style-name="P8">(integer) 1</text:p>
      <text:p text:style-name="P8">127.0.0.1:6379&gt; SADD set1 val2</text:p>
      <text:p text:style-name="P8">(integer) 1</text:p>
      <text:p text:style-name="P8">127.0.0.1:6379&gt; SADD set1 val3</text:p>
      <text:p text:style-name="P8">(integer) 1</text:p>
      <text:p text:style-name="P8">127.0.0.1:6379&gt; SINTERSTORE set3 set1 set2</text:p>
      <text:p text:style-name="P8">(integer) 1</text:p>
      <text:p text:style-name="P8">127.0.0.1:6379&gt; SMEMBERS set3</text:p>
      <text:p text:style-name="P8">1) "val1"</text:p>
      <text:p text:style-name="P8">127.0.0.1:6379&gt; SISMEMBER set1 value1</text:p>
      <text:p text:style-name="P8">(integer) 0</text:p>
      <text:p text:style-name="P8">127.0.0.1:6379&gt; SISMEMBER set1 val1</text:p>
      <text:p text:style-name="P8">(integer) 1</text:p>
      <text:p text:style-name="P8">127.0.0.1:6379&gt; SREM set1 val1</text:p>
      <text:p text:style-name="P8">(integer) 1</text:p>
      <text:p text:style-name="P8">127.0.0.1:6379&gt; SMEMBERS set1</text:p>
      <text:p text:style-name="P8">1) "val2"</text:p>
      <text:p text:style-name="P8">2) "val3"</text:p>
      <text:p text:style-name="P8">127.0.0.1:6379&gt; SUNION set1 set2</text:p>
      <text:p text:style-name="P8">1) "val11"</text:p>
      <text:p text:style-name="P8">2) "val2"</text:p>
      <text:p text:style-name="P8"><text:soft-page-break/>3) "val1"</text:p>
      <text:p text:style-name="P8">4) "val3"</text:p>
      <text:p text:style-name="P10"><text:span text:style-name="T1">Sorted Sets</text:span></text:p>
      <text:p text:style-name="P3"><text:span text:style-name="T1"/></text:p>
      <text:p text:style-name="P3">127.0.0.1:6379&gt; ZADD z1 1 val1</text:p>
      <text:p text:style-name="P3">(integer) 1</text:p>
      <text:p text:style-name="P3">127.0.0.1:6379&gt; ZADD z1 1 val2</text:p>
      <text:p text:style-name="P3">(integer) 1</text:p>
      <text:p text:style-name="P3">127.0.0.1:6379&gt; ZRANGE z1 0 10 WITHSCORES</text:p>
      <text:p text:style-name="P3">1) "val1"</text:p>
      <text:p text:style-name="P3">2) "1"</text:p>
      <text:p text:style-name="P3">3) "val2"</text:p>
      <text:p text:style-name="P3">4) "1"</text:p>
      <text:p text:style-name="P3">127.0.0.1:6379&gt; ZADD z1 0 val3</text:p>
      <text:p text:style-name="P3">(integer) 1</text:p>
      <text:p text:style-name="P3">127.0.0.1:6379&gt; ZRANGE z1 0 10 WITHSCORES</text:p>
      <text:p text:style-name="P3">1) "val3"</text:p>
      <text:p text:style-name="P3">2) "0"</text:p>
      <text:p text:style-name="P3">3) "val1"</text:p>
      <text:p text:style-name="P3">4) "1"</text:p>
      <text:p text:style-name="P3">5) "val2"</text:p>
      <text:p text:style-name="P3">6) "1"</text:p>
      <text:p text:style-name="P3">127.0.0.1:6379&gt; ZADD z1 2 val4</text:p>
      <text:p text:style-name="P3">(integer) 1</text:p>
      <text:p text:style-name="P3">127.0.0.1:6379&gt; ZADD z1 2 val4</text:p>
      <text:p text:style-name="P3">(integer) 0</text:p>
      <text:p text:style-name="P3">127.0.0.1:6379&gt; ZADD z1 2 val4</text:p>
      <text:p text:style-name="P3">(integer) 0</text:p>
      <text:p text:style-name="P3">127.0.0.1:6379&gt; ZRANGE z1 0 10 WITHSCORES</text:p>
      <text:p text:style-name="P3">1) "val3"</text:p>
      <text:p text:style-name="P3">2) "0"</text:p>
      <text:p text:style-name="P3">3) "val1"</text:p>
      <text:p text:style-name="P3">4) "1"</text:p>
      <text:p text:style-name="P3">5) "val2"</text:p>
      <text:p text:style-name="P3">6) "1"</text:p>
      <text:p text:style-name="P3">7) "val4"</text:p>
      <text:p text:style-name="P3">8) "2"</text:p>
      <text:p text:style-name="P3">127.0.0.1:6379&gt; ZADD z2 10 val1</text:p>
      <text:p text:style-name="P3">(integer) 1</text:p>
      <text:p text:style-name="P3">127.0.0.1:6379&gt; ZINTERSTORE z3 2 z1 z2</text:p>
      <text:p text:style-name="P3">(integer) 1</text:p>
      <text:p text:style-name="P3">127.0.0.1:6379&gt; ZRANGE z2 0 -1 WITHSCORES</text:p>
      <text:p text:style-name="P3">1) "val1"</text:p>
      <text:p text:style-name="P3">2) "10"</text:p>
      <text:p text:style-name="P3">127.0.0.1:6379&gt; ZRANGE z1 0 10</text:p>
      <text:p text:style-name="P3">1) "val3"</text:p>
      <text:p text:style-name="P3">2) "val1"</text:p>
      <text:p text:style-name="P3">3) "val2"</text:p>
      <text:p text:style-name="P3">4) "val4"</text:p>
      <text:p text:style-name="P3">127.0.0.1:6379&gt; ZRANGE z1 0 10 WITHSCORES</text:p>
      <text:p text:style-name="P3">1) "val3"</text:p>
      <text:p text:style-name="P3">2) "0"</text:p>
      <text:p text:style-name="P3">3) "val1"</text:p>
      <text:p text:style-name="P3"><text:soft-page-break/>4) "1"</text:p>
      <text:p text:style-name="P3">5) "val2"</text:p>
      <text:p text:style-name="P3">6) "1"</text:p>
      <text:p text:style-name="P3">7) "val4"</text:p>
      <text:p text:style-name="P3">8) "2"</text:p>
      <text:p text:style-name="P3">127.0.0.1:6379&gt; ZRANGEBYSCORE z1 0 10</text:p>
      <text:p text:style-name="P3">1) "val3"</text:p>
      <text:p text:style-name="P3">2) "val1"</text:p>
      <text:p text:style-name="P3">3) "val2"</text:p>
      <text:p text:style-name="P3">4) "val4"</text:p>
      <text:p text:style-name="P3">127.0.0.1:6379&gt; ZRANGEBYSCORE z1 0 1</text:p>
      <text:p text:style-name="P3">1) "val3"</text:p>
      <text:p text:style-name="P3">2) "val1"</text:p>
      <text:p text:style-name="P3">3) "val2"</text:p>
      <text:p text:style-name="P3">127.0.0.1:6379&gt; ZRANGEBYSCORE z1 0 1 withscores</text:p>
      <text:p text:style-name="P3">1) "val3"</text:p>
      <text:p text:style-name="P3">2) "0"</text:p>
      <text:p text:style-name="P3">3) "val1"</text:p>
      <text:p text:style-name="P3">4) "1"</text:p>
      <text:p text:style-name="P3">5) "val2"</text:p>
      <text:p text:style-name="P3">6) "1"</text:p>
      <text:p text:style-name="P3">127.0.0.1:6379&gt; ZREVRANGE z1 0 10 WITHSCORES</text:p>
      <text:p text:style-name="P3">1) "val4"</text:p>
      <text:p text:style-name="P3">2) "2"</text:p>
      <text:p text:style-name="P3">3) "val2"</text:p>
      <text:p text:style-name="P3">4) "1"</text:p>
      <text:p text:style-name="P3">5) "val1"</text:p>
      <text:p text:style-name="P3">6) "1"</text:p>
      <text:p text:style-name="P3">7) "val3"</text:p>
      <text:p text:style-name="P3">8) "0"</text:p>
      <text:p text:style-name="P3">127.0.0.1:6379&gt; ZSCORE z1 val1</text:p>
      <text:p text:style-name="P3">"1"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Noto Mono" svg:font-family="'Noto Mono'" style:font-pitch="fixed"/>
    <style:font-face style:name="AlArabiya" svg:font-family="AlArabiya" style:font-pitch="variable"/>
    <style:font-face style:name="BPG Glaho GPL&amp;GNU" svg:font-family="'BPG Glaho GPL&amp;GNU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15:42:30.814688395</meta:creation-date>
    <dc:date>2019-12-29T17:54:41.470850445</dc:date>
    <meta:editing-duration>PT21M9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9" meta:paragraph-count="266" meta:word-count="717" meta:character-count="4195" meta:non-whitespace-character-count="3743"/>
  </office:meta>
</office:document-meta>
</file>